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Hiragino Mincho ProN" svg:font-family="Hiragino Mincho ProN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l Bayan" svg:font-family="Al Bay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1437in" text:list-level-position-and-space-mode="label-alignment">
          <style:list-level-label-alignment text:label-followed-by="listtab" fo:margin-left="0.3937in" fo:text-indent="-0.1437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left" style:position="5in"/>
        </style:tab-stops>
      </style:paragraph-properties>
    </style:style>
    <style:style style:name="T5" style:parent-style-name="DefaultParagraphFont" style:family="text">
      <style:text-properties fo:font-size="20pt" style:font-size-asian="20pt" style:font-size-complex="20pt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>
        <style:tab-stops>
          <style:tab-stop style:type="left" style:position="3.9375in"/>
        </style:tab-stops>
      </style:paragraph-properties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>
        <style:tab-stops>
          <style:tab-stop style:type="left" style:position="3.9375in"/>
          <style:tab-stop style:type="left" style:position="4.052in"/>
        </style:tab-stops>
      </style:paragraph-properties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SourceText" style:family="text">
      <style:text-properties style:font-name="Liberation Serif"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fo:font-size="14pt" style:font-size-asian="14pt" style:font-size-complex="14pt"/>
    </style:style>
    <style:style style:name="P25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T27" style:parent-style-name="DefaultParagraphFont" style:family="text">
      <style:text-properties fo:font-weight="normal" style:font-weight-asian="normal" style:font-weight-complex="normal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Textbody" style:family="paragraph">
      <style:text-properties style:font-name="Al Bayan" fo:font-size="14pt" style:font-size-asian="14pt" style:font-size-complex="14pt"/>
    </style:style>
    <style:style style:name="P30" style:parent-style-name="Textbody" style:family="paragraph">
      <style:text-properties fo:font-size="14pt" style:font-size-asian="14pt" style:font-size-complex="14pt"/>
    </style:style>
    <style:style style:name="P31" style:parent-style-name="Textbody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Heading3" style:family="paragraph">
      <style:text-properties fo:font-size="18pt" style:font-size-asian="18pt" style:font-size-complex="18pt"/>
    </style:style>
    <style:style style:name="P34" style:parent-style-name="Textbody" style:family="paragraph">
      <style:text-properties style:font-name="Al Bayan" fo:font-size="14pt" style:font-size-asian="14pt" style:font-size-complex="14pt"/>
    </style:style>
    <style:style style:name="TableColumn36" style:family="table-column">
      <style:table-column-properties style:column-width="2.3229in" style:use-optimal-column-width="false"/>
    </style:style>
    <style:style style:name="TableColumn37" style:family="table-column">
      <style:table-column-properties style:column-width="2.302in" style:use-optimal-column-width="false"/>
    </style:style>
    <style:style style:name="TableColumn38" style:family="table-column">
      <style:table-column-properties style:column-width="2.3125in" style:use-optimal-column-width="false"/>
    </style:style>
    <style:style style:name="Table35" style:family="table">
      <style:table-properties style:width="6.9375in" fo:margin-left="-0.0062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2A6099" fo:border-left="0.0034in solid #2A6099" fo:border-bottom="0.0034in solid #2A6099" fo:border-right="none" fo:background-color="#3FAF46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FFFFFF" fo:font-size="15pt" style:font-size-asian="15pt" style:font-size-complex="15pt"/>
    </style:style>
    <style:style style:name="TableCell42" style:family="table-cell">
      <style:table-cell-properties fo:border-top="0.0034in solid #2A6099" fo:border-left="0.0034in solid #2A6099" fo:border-bottom="0.0034in solid #2A6099" fo:border-right="none" fo:background-color="#3FAF46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FFFFFF" fo:font-size="15pt" style:font-size-asian="15pt" style:font-size-complex="15pt"/>
    </style:style>
    <style:style style:name="TableCell44" style:family="table-cell">
      <style:table-cell-properties fo:border="0.0034in solid #2A6099" fo:background-color="#3FAF46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FFFFFF" fo:font-size="15pt" style:font-size-asian="15pt" style:font-size-complex="15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5pt" style:font-size-asian="15pt" style:font-size-complex="15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5pt" style:font-size-asian="15pt" style:font-size-complex="15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Row53" style:family="table-row">
      <style:table-row-properties style:min-row-height="0.17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5pt" style:font-size-asian="15pt" style:font-size-complex="15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5pt" style:font-size-asian="15pt" style:font-size-complex="15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Column61" style:family="table-column">
      <style:table-column-properties style:column-width="2.3229in" style:use-optimal-column-width="false"/>
    </style:style>
    <style:style style:name="TableColumn62" style:family="table-column">
      <style:table-column-properties style:column-width="2.302in" style:use-optimal-column-width="false"/>
    </style:style>
    <style:style style:name="Table60" style:family="table">
      <style:table-properties style:width="4.625in" fo:margin-left="2.3062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Row73" style:family="table-row">
      <style:table-row-properties style:min-row-height="0.1923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end"/>
      <style:text-properties fo:font-size="15pt" style:font-size-asian="15pt" style:font-size-complex="15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T81" style:parent-style-name="DefaultParagraphFon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none" draw:stroke="solid" svg:stroke-width="0.03976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999999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{d.companyName}</text:span><text:span text:style-name="T6"><text:tab/>Quote</text:span><text:span text:style-name="T7"><text:s/>{d.id}</text:span></text:p>
      <text:p text:style-name="Standard"><text:span text:style-name="T8">insurance</text:span></text:p>
      <text:p text:style-name="P9">Insurance Home</text:p>
      <text:p text:style-name="Standard"><text:span text:style-name="T10"><draw:connector draw:type="line" svg:x1="0.01929in" svg:y1="0.10276in" svg:x2="6.93526in" svg:y2="0.10276in" draw:z-index="251658240" draw:id="id0" draw:style-name="a0" draw:name="Shape1" text:anchor-type="paragraph"><svg:title/><svg:desc/></draw:connector></text:span></text:p>
      <text:p text:style-name="P11">Insured</text:p>
      <text:p text:style-name="P12"><text:span text:style-name="T13">{d.insured.name}</text:span><text:span text:style-name="T14"><text:tab/></text:span><text:span text:style-name="T15">Period</text:span><text:span text:style-name="T16">: {d.period} years</text:span></text:p>
      <text:p text:style-name="P17"><text:span text:style-name="T18">{d.insured.street}</text:span><text:span text:style-name="T19"><text:tab/></text:span><text:span text:style-name="T20">Start date:<text:s/></text:span><text:span text:style-name="T21">{d.sD:formatD(L</text:span><text:span text:style-name="T22">,X</text:span><text:span text:style-name="T23">)}</text:span></text:p>
      <text:p text:style-name="P24">{d.insured.city}<text:tab/></text:p>
      <text:p text:style-name="P25">{d.insured.phone}</text:p>
      <text:p text:style-name="P26"/>
      <text:h text:style-name="Heading3" text:outline-level="3"><text:span text:style-name="T27">{d.showPropertyDamage:ifEQ(true):showBegin}</text:span><text:span text:style-name="T28">Property Damage</text:span></text:h>
      <text:p text:style-name="P29">Most policies cover<text:s/>damage to your house and any permanent structures on your property:</text:p>
      <text:list text:style-name="LFO1" text:continue-numbering="true">
        <text:list-item>
          <text:p text:style-name="P30">{d.propertyDamage[i].type}</text:p>
        </text:list-item>
        <text:list-item>
          <text:p text:style-name="P31">{d.propertyDamage[i+1].type}</text:p>
        </text:list-item>
      </text:list>
      <text:p text:style-name="P32">{d.showPropertyDamage:showEnd}</text:p>
      <text:h text:style-name="P33" text:outline-level="3">Personal Property</text:h>
      <text:p text:style-name="P34">Protects belongings that were damaged or stolen such as: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Type</text:p>
          </table:table-cell>
          <table:table-cell table:style-name="TableCell42">
            <text:p text:style-name="P43">Notes</text:p>
          </table:table-cell>
          <table:table-cell table:style-name="TableCell44">
            <text:p text:style-name="P45">Cost</text:p>
          </table:table-cell>
        </table:table-row>
        <table:table-row table:style-name="TableRow46">
          <table:table-cell table:style-name="TableCell47">
            <text:p text:style-name="P48">{d.options[i].type}</text:p>
          </table:table-cell>
          <table:table-cell table:style-name="TableCell49">
            <text:p text:style-name="P50">{d.options[i].note}</text:p>
          </table:table-cell>
          <table:table-cell table:style-name="TableCell51">
            <text:p text:style-name="P52">{d.options[i].cost}€</text:p>
          </table:table-cell>
        </table:table-row>
        <table:table-row table:style-name="TableRow53">
          <table:table-cell table:style-name="TableCell54">
            <text:p text:style-name="P55">{d.options[i+1]}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Textbody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Total excluding taxes</text:p>
          </table:table-cell>
          <table:table-cell table:style-name="TableCell66">
            <text:p text:style-name="P67">{d.optionsTotalHT}€</text:p>
          </table:table-cell>
        </table:table-row>
        <table:table-row table:style-name="TableRow68">
          <table:table-cell table:style-name="TableCell69">
            <text:p text:style-name="P70">Taxes percentage</text:p>
          </table:table-cell>
          <table:table-cell table:style-name="TableCell71">
            <text:p text:style-name="P72">{d.optionsTaxes}%</text:p>
          </table:table-cell>
        </table:table-row>
        <table:table-row table:style-name="TableRow73">
          <table:table-cell table:style-name="TableCell74">
            <text:p text:style-name="P75">Total</text:p>
          </table:table-cell>
          <table:table-cell table:style-name="TableCell76">
            <text:p text:style-name="P77">{d.optionsTotal}€</text:p>
          </table:table-cell>
        </table:table-row>
      </table:table>
      <text:p text:style-name="P78"/>
      <text:p text:style-name="P79"/>
      <text:p text:style-name="Standard"><text:span text:style-name="T80"><draw:custom-shape svg:x="3.98333in" svg:y="0.03819in" svg:width="2.58333in" svg:height="0.66528in" draw:z-index="251659264" draw:id="id1" draw:style-name="a1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81">To accept this quotation, sign here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Hiragino Mincho ProN" svg:font-family="Hiragino Mincho ProN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l Bayan" svg:font-family="Al Bay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Hiragino Mincho Pro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Hiragino Mincho Pro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Arial Unicode MS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Arial Unicode MS" style:font-name-complex="Liberation Mono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1437in" text:list-level-position-and-space-mode="label-alignment">
          <style:list-level-label-alignment text:label-followed-by="listtab" fo:margin-left="0.3937in" fo:text-indent="-0.1437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color="#B2B2B2"/>
    </style:style>
    <style:style style:name="T4" style:parent-style-name="DefaultParagraphFont" style:family="text">
      <style:text-properties fo:color="#B2B2B2" fo:background-color="#FFFFFF"/>
    </style:style>
  </office:automatic-styles>
  <office:master-styles>
    <style:master-page style:name="MP0" style:page-layout-name="PL0">
      <style:footer>
        <text:p text:style-name="P2"><text:span text:style-name="T3">{d.companyName} –<text:s/></text:span><text:span text:style-name="T4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ay Away</dc:creator>
    <meta:creation-date>2020-06-03T16:48:00Z</meta:creation-date>
    <dc:date>2021-11-23T11:46:00Z</dc:date>
    <meta:template xlink:href="Normal" xlink:type="simple"/>
    <meta:editing-cycles>55</meta:editing-cycles>
    <meta:editing-duration>PT6060S</meta:editing-duration>
    <meta:document-statistic meta:page-count="1" meta:paragraph-count="1" meta:word-count="111" meta:character-count="746" meta:row-count="5" meta:non-whitespace-character-count="636"/>
  </office:meta>
</office:document-meta>
</file>